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Left_20_Page">
      <style:table-properties style:width="17cm" style:page-number="1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 style:master-page-name="Left_20_Page">
      <style:table-properties style:width="17cm" style:page-number="0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Standard" style:master-page-name="Right_20_Page">
      <style:paragraph-properties style:page-number="1"/>
    </style:style>
    <style:style style:name="P2" style:family="paragraph" style:parent-style-name="Standard" style:master-page-name="Right_20_Page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Table_20_Contents"/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ylewithbreak0" style:family="paragraph" style:parent-style-name="Standard" style:class="text" style:master-page-name="First_20_Page">
      <style:paragraph-properties style:page-number="auto"/>
    </style:style>
    <style:style style:name="stylewithbreak1" style:family="paragraph" style:parent-style-name="Standard" style:class="text" style:master-page-name="Right_20_Page">
      <style:paragraph-properties style:page-number="1" fo:break-before="auto" fo:break-after="au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/>
    <style:master-page style:name="Right_20_Page" style:display-name="Right Page" style:page-layout-name="Mpm3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2-27T14:09:54</meta:creation-date>
    <dc:date>2017-02-27T14:32:38</dc:date>
    <meta:editing-duration>PT00H07M00S</meta:editing-duration>
    <meta:editing-cycles>2</meta:editing-cycles>
    <meta:generator>OpenOffice.org/3.2$Unix OpenOffice.org_project/320m18$Build-9502</meta:generator>
    <meta:document-statistic meta:table-count="2" meta:image-count="0" meta:object-count="0" meta:page-count="5" meta:paragraph-count="0" meta:word-count="0" meta:character-count="0"/>
  </office:meta>
</office:document-meta>
</file>